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2C00000300EFC331001E518AC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6cm, 1.659cm, 2.606cm, 2.365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855cm"/>
    </style:style>
    <style:style style:name="gr7" style:family="graphic" style:parent-style-name="objectwithoutfill">
      <style:graphic-properties svg:stroke-color="#000000" draw:marker-start="Arrow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0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99cm" svg:height="5.299cm" svg:x="1.001cm" svg:y="0.802cm">
          <draw:image xlink:href="Pictures/100002010000062C00000300EFC331001E518AC4.png" xlink:type="simple" xlink:show="embed" xlink:actuate="onLoad" loext:mime-type="image/png">
            <text:p/>
          </draw:image>
        </draw:frame>
        <draw:line draw:style-name="gr2" draw:text-style-name="P1" draw:layer="layout" svg:x1="7.701cm" svg:y1="0.901cm" svg:x2="7.701cm" svg:y2="6.201cm">
          <text:p/>
        </draw:line>
        <draw:frame draw:style-name="gr3" draw:text-style-name="P2" draw:layer="layout" svg:width="1.556cm" svg:height="0.962cm" svg:x="6.901cm" svg:y="6.401cm">
          <draw:text-box>
            <text:p>100</text:p>
          </draw:text-box>
        </draw:frame>
        <draw:line draw:style-name="gr2" draw:text-style-name="P1" draw:layer="layout" svg:x1="5.301cm" svg:y1="4.301cm" svg:x2="5.301cm" svg:y2="6.201cm">
          <text:p/>
        </draw:line>
        <draw:line draw:style-name="gr2" draw:text-style-name="P1" draw:layer="layout" svg:x1="10.001cm" svg:y1="4.301cm" svg:x2="10.001cm" svg:y2="6.201cm">
          <text:p/>
        </draw:line>
        <draw:frame draw:style-name="gr4" draw:text-style-name="P2" draw:layer="layout" svg:width="2.085cm" svg:height="0.962cm" svg:x="4.301cm" svg:y="6.401cm">
          <draw:text-box>
            <text:p>97.65</text:p>
          </draw:text-box>
        </draw:frame>
        <draw:frame draw:style-name="gr5" draw:text-style-name="P2" draw:layer="layout" svg:width="2.437cm" svg:height="0.962cm" svg:x="9.001cm" svg:y="6.401cm">
          <draw:text-box>
            <text:p>102.35</text:p>
          </draw:text-box>
        </draw:frame>
        <draw:frame draw:style-name="gr6" draw:text-style-name="P2" draw:layer="layout" svg:width="3.355cm" svg:height="1cm" svg:x="10.401cm" svg:y="2.001cm">
          <draw:text-box>
            <text:p><text:span text:style-name="T1">α</text:span><text:span text:style-name="T2">/2=0.025</text:span></text:p>
          </draw:text-box>
        </draw:frame>
        <draw:line draw:style-name="gr7" draw:text-style-name="P1" draw:layer="layout" svg:x1="10.701cm" svg:y1="5.401cm" svg:x2="11.001cm" svg:y2="3.001cm">
          <text:p/>
        </draw:line>
        <draw:line draw:style-name="gr2" draw:text-style-name="P1" draw:layer="layout" svg:x1="5.9cm" svg:y1="3cm" svg:x2="7.7cm" svg:y2="3cm">
          <text:p/>
        </draw:line>
        <draw:frame draw:style-name="gr8" draw:text-style-name="P3" draw:layer="layout" svg:width="5.3cm" svg:height="1.361cm" svg:x="1.2cm" svg:y="0.6cm">
          <draw:text-box>
            <text:p><text:span text:style-name="T3">Standard Error of Prediction (SEP)</text:span></text:p>
          </draw:text-box>
        </draw:frame>
        <draw:line draw:style-name="gr9" draw:text-style-name="P1" draw:layer="layout" svg:x1="4.8cm" svg:y1="1.8cm" svg:x2="6.8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30T07:52:45.487498145</dc:date>
    <meta:editing-duration>PT5M19S</meta:editing-duration>
    <meta:editing-cycles>5</meta:editing-cycles>
    <meta:generator>LibreOffice/6.1.0.3$MacOSX_X86_64 LibreOffice_project/efb621ed25068d70781dc026f7e9c5187a4decd1</meta:generator>
    <meta:document-statistic meta:object-count="12"/>
  </office:meta>
</office:document-meta>
</file>